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normal" officeooo:rsid="000ae5e1" officeooo:paragraph-rsid="000ae5e1" style:font-name-asian="Times New Roman" style:font-size-asian="12pt" style:font-weight-asian="normal" style:font-name-complex="Times New Roman" style:font-size-complex="12pt" style:font-weight-complex="normal"/>
    </style:style>
    <style:style style:name="P2" style:family="paragraph" style:parent-style-name="Standard" style:list-style-name="L3">
      <style:paragraph-properties fo:line-height="100%" fo:text-align="justify" style:justify-single-word="false" style:writing-mode="lr-tb"/>
      <style:text-properties style:font-name="Times New Roman" fo:font-size="12pt" fo:font-weight="normal" officeooo:rsid="000ae5e1" officeooo:paragraph-rsid="000c2ee5" style:font-name-asian="Times New Roman" style:font-size-asian="12pt" style:font-weight-asian="normal" style:font-name-complex="Times New Roman" style:font-size-complex="12pt" style:font-weight-complex="normal"/>
    </style:style>
    <style:style style:name="P3" style:family="paragraph" style:parent-style-name="Standard" style:list-style-name="L3">
      <style:paragraph-properties fo:line-height="100%" fo:text-align="justify" style:justify-single-word="false" style:writing-mode="lr-tb"/>
      <style:text-properties style:font-name="Times New Roman" fo:font-size="12pt" fo:font-weight="normal" officeooo:rsid="000ae5e1" officeooo:paragraph-rsid="000d5abe" style:font-name-asian="Times New Roman" style:font-size-asian="12pt" style:font-weight-asian="normal" style:font-name-complex="Times New Roman" style:font-size-complex="12pt" style:font-weight-complex="normal"/>
    </style:style>
    <style:style style:name="P4" style:family="paragraph" style:parent-style-name="Standard" style:list-style-name="L3">
      <style:paragraph-properties fo:line-height="100%" fo:text-align="justify" style:justify-single-word="false" style:writing-mode="lr-tb"/>
      <style:text-properties style:font-name="Times New Roman" fo:font-size="12pt" fo:font-weight="normal" officeooo:rsid="000c2ee5" officeooo:paragraph-rsid="000c2ee5" style:font-name-asian="Times New Roman" style:font-size-asian="12pt" style:font-weight-asian="normal" style:font-name-complex="Times New Roman" style:font-size-complex="12pt" style:font-weight-complex="normal"/>
    </style:style>
    <style:style style:name="P5" style:family="paragraph" style:parent-style-name="Standard" style:list-style-name="L3">
      <style:paragraph-properties fo:line-height="100%" fo:text-align="justify" style:justify-single-word="false" style:writing-mode="lr-tb"/>
      <style:text-properties style:font-name="Times New Roman" fo:font-size="12pt" fo:font-weight="normal" officeooo:rsid="000f9df7" officeooo:paragraph-rsid="000f9df7" style:font-name-asian="Times New Roman" style:font-size-asian="12pt" style:font-weight-asian="normal" style:font-name-complex="Times New Roman" style:font-size-complex="12pt" style:font-weight-complex="normal"/>
    </style:style>
    <style:style style:name="P6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normal" officeooo:rsid="000f9df7" officeooo:paragraph-rsid="000f9df7" style:font-name-asian="Times New Roman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bold" officeooo:rsid="000ae5e1" officeooo:paragraph-rsid="000ae5e1" style:font-name-asian="Times New Roman" style:font-size-asian="12pt" style:font-weight-asian="bold" style:font-name-complex="Times New Roman" style:font-size-complex="12pt" style:font-weight-complex="bold"/>
    </style:style>
    <style:style style:name="P8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officeooo:rsid="001047f3" officeooo:paragraph-rsid="001047f3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line-height="100%" fo:text-align="justify" style:justify-single-word="false" style:writing-mode="lr-tb"/>
      <style:text-properties fo:font-weight="normal" officeooo:rsid="001047f3" officeooo:paragraph-rsid="001047f3" style:font-weight-asian="normal" style:font-weight-complex="normal"/>
    </style:style>
    <style:style style:name="P10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paragraph-rsid="000ae5e1" style:font-name-asian="Times New Roman" style:font-size-asian="12pt" style:font-name-complex="Times New Roman" style:font-size-complex="12pt"/>
    </style:style>
    <style:style style:name="P11" style:family="paragraph" style:parent-style-name="Standard" style:list-style-name="L3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paragraph-rsid="000ae5e1" style:font-name-asian="Times New Roman" style:font-size-asian="12pt" style:font-name-complex="Times New Roman" style:font-size-complex="12pt"/>
    </style:style>
    <style:style style:name="P12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paragraph-rsid="000d5abe" style:font-name-asian="Times New Roman" style:font-size-asian="12pt" style:font-name-complex="Times New Roman" style:font-size-complex="12pt"/>
    </style:style>
    <style:style style:name="P13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paragraph-rsid="000f9df7" style:font-name-asian="Times New Roman" style:font-size-asian="12pt" style:font-name-complex="Times New Roman" style:font-size-complex="12pt"/>
    </style:style>
    <style:style style:name="P14" style:family="paragraph" style:parent-style-name="Standard" style:list-style-name="L3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rsid="000f9df7" officeooo:paragraph-rsid="000f9df7" style:font-name-asian="Times New Roman" style:font-size-asian="12pt" style:font-name-complex="Times New Roman" style:font-size-complex="12pt"/>
    </style:style>
    <style:style style:name="P15" style:family="paragraph" style:parent-style-name="Standard" style:list-style-name="L4">
      <style:paragraph-properties fo:margin-top="0in" fo:margin-bottom="0in" style:contextual-spacing="false" fo:line-height="115%" fo:text-align="justify" style:justify-single-word="false" fo:break-before="auto" fo:break-after="auto" style:writing-mode="lr-tb"/>
      <style:text-properties fo:font-weight="normal" officeooo:rsid="000ae5e1" officeooo:paragraph-rsid="000c2ee5" style:font-weight-asian="normal" style:font-weight-complex="normal"/>
    </style:style>
    <style:style style:name="P16" style:family="paragraph" style:parent-style-name="Standard" style:list-style-name="L6">
      <style:paragraph-properties fo:margin-top="0in" fo:margin-bottom="0in" style:contextual-spacing="false" fo:line-height="115%" fo:text-align="justify" style:justify-single-word="false" fo:break-before="auto" fo:break-after="auto" style:writing-mode="lr-tb"/>
      <style:text-properties fo:font-weight="normal" officeooo:rsid="000ae5e1" officeooo:paragraph-rsid="000d5abe" style:font-weight-asian="normal" style:font-weight-complex="normal"/>
    </style:style>
    <style:style style:name="P17" style:family="paragraph" style:parent-style-name="Standard" style:list-style-name="L5">
      <style:paragraph-properties fo:margin-top="0in" fo:margin-bottom="0in" style:contextual-spacing="false" fo:line-height="115%" fo:text-align="justify" style:justify-single-word="false" style:writing-mode="lr-tb"/>
      <style:text-properties fo:font-weight="normal" officeooo:rsid="000ae5e1" officeooo:paragraph-rsid="000c2ee5" style:font-weight-asian="normal" style:font-weight-complex="normal"/>
    </style:style>
    <style:style style:name="P18" style:family="paragraph" style:parent-style-name="Standard" style:list-style-name="L6">
      <style:paragraph-properties fo:margin-top="0in" fo:margin-bottom="0in" style:contextual-spacing="false" fo:line-height="115%" fo:text-align="justify" style:justify-single-word="false" style:writing-mode="lr-tb"/>
      <style:text-properties fo:font-weight="normal" officeooo:rsid="000d5abe" officeooo:paragraph-rsid="000d5abe" style:font-weight-asian="normal" style:font-weight-complex="normal"/>
    </style:style>
    <style:style style:name="P19" style:family="paragraph" style:parent-style-name="Text_20_body">
      <style:paragraph-properties fo:line-height="100%"/>
      <style:text-properties fo:font-weight="bold" officeooo:rsid="000ae5e1" officeooo:paragraph-rsid="000ae5e1" style:font-weight-asian="bold" style:font-weight-complex="bold"/>
    </style:style>
    <style:style style:name="P20" style:family="paragraph" style:parent-style-name="Text_20_body">
      <style:paragraph-properties fo:line-height="100%"/>
      <style:text-properties fo:font-weight="bold" officeooo:rsid="000ae5e1" officeooo:paragraph-rsid="000f9df7" style:font-weight-asian="bold" style:font-weight-complex="bold"/>
    </style:style>
    <style:style style:name="P21" style:family="paragraph" style:parent-style-name="Text_20_body" style:list-style-name="L6">
      <style:paragraph-properties fo:line-height="100%"/>
      <style:text-properties fo:font-weight="bold" officeooo:rsid="000d5abe" officeooo:paragraph-rsid="000d5abe" style:font-weight-asian="bold" style:font-weight-complex="bold"/>
    </style:style>
    <style:style style:name="P22" style:family="paragraph" style:parent-style-name="Text_20_body">
      <style:paragraph-properties fo:line-height="100%"/>
      <style:text-properties fo:font-weight="normal" officeooo:paragraph-rsid="000ae5e1" style:font-weight-asian="normal" style:font-weight-complex="normal"/>
    </style:style>
    <style:style style:name="P23" style:family="paragraph" style:parent-style-name="Text_20_body">
      <style:paragraph-properties fo:line-height="100%"/>
      <style:text-properties fo:font-weight="normal" officeooo:rsid="000ae5e1" officeooo:paragraph-rsid="000ae5e1" style:font-weight-asian="normal" style:font-weight-complex="normal"/>
    </style:style>
    <style:style style:name="P24" style:family="paragraph" style:parent-style-name="Text_20_body">
      <style:paragraph-properties fo:line-height="100%"/>
      <style:text-properties style:text-underline-style="solid" style:text-underline-width="auto" style:text-underline-color="font-color" fo:font-weight="normal" officeooo:paragraph-rsid="000ae5e1" style:font-weight-asian="normal" style:font-weight-complex="normal"/>
    </style:style>
    <style:style style:name="T1" style:family="text">
      <style:text-properties officeooo:rsid="000ae5e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e5e1" style:font-weight-asian="normal" style:font-weight-complex="normal"/>
    </style:style>
    <style:style style:name="T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6" style:family="text">
      <style:text-properties officeooo:rsid="000c2ee5"/>
    </style:style>
    <style:style style:name="T7" style:family="text">
      <style:text-properties officeooo:rsid="000d5abe"/>
    </style:style>
    <style:style style:name="T8" style:family="text">
      <style:text-properties officeooo:rsid="000efaff"/>
    </style:style>
    <style:style style:name="T9" style:family="text">
      <style:text-properties officeooo:rsid="000f9df7"/>
    </style:style>
    <style:style style:name="T10" style:family="text">
      <style:text-properties officeooo:rsid="001047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Features</text:p>
      <text:p text:style-name="P24">Store Catalog / Store Page</text:p>
      <text:p text:style-name="P22">Filter products</text:p>
      <text:p text:style-name="P22">Product Social Sharing</text:p>
      <text:p text:style-name="P23">Add to Wishlist </text:p>
      <text:p text:style-name="P22">Search Product </text:p>
      <text:p text:style-name="P22"><text:span text:style-name="T7">Add</text:span> Feedback </text:p>
      <text:p text:style-name="P22"><text:span text:style-name="T1">View </text:span>Related Product</text:p>
      <text:p text:style-name="P22"/>
      <text:p text:style-name="P19">User Stories</text:p>
      <text:list xml:id="list2382683677264902518" text:style-name="L6">
        <text:list-item>
          <text:p text:style-name="P21"><text:span text:style-name="T2">As a user, I want to filter the product by its brand and its price</text:span></text:p>
        </text:list-item>
        <text:list-item>
          <text:p text:style-name="P21"><text:span text:style-name="T2"><text:s/></text:span><text:span text:style-name="T3">As a user, I want to share the product to social media sites</text:span></text:p>
        </text:list-item>
        <text:list-item>
          <text:p text:style-name="P16">As a user, I want to add the product to my wishlist</text:p>
        </text:list-item>
        <text:list-item>
          <text:p text:style-name="P18">As a user I want to search a particular product </text:p>
        </text:list-item>
        <text:list-item>
          <text:p text:style-name="P16">As a user, I want to <text:span text:style-name="T7">add a product feedback</text:span></text:p>
        </text:list-item>
        <text:list-item>
          <text:p text:style-name="P18">As a user, I want to view the related products</text:p>
        </text:list-item>
      </text:list>
      <text:list xml:id="list3687819783992544960" text:style-name="L4">
        <text:list-header>
          <text:p text:style-name="P15"/>
        </text:list-header>
      </text:list>
      <text:list xml:id="list1432076356844595199" text:style-name="L5">
        <text:list-header>
          <text:p text:style-name="P17"/>
        </text:list-header>
      </text:list>
      <text:p text:style-name="P19">Use Case #1</text:p>
      <text:p text:style-name="P12">name: <text:span text:style-name="T8">Filter products </text:span></text:p>
      <text:p text:style-name="P12">Actor: User</text:p>
      <text:p text:style-name="P12">Pre-<text:span text:style-name="T1">c</text:span>ondition: The user is in the <text:span text:style-name="T8">category page</text:span></text:p>
      <text:p text:style-name="P12">Post-<text:span text:style-name="T1">c</text:span>ondition: The <text:span text:style-name="T9">products filtered by category is shown</text:span></text:p>
      <text:p text:style-name="P12">Main Course:</text:p>
      <text:list xml:id="list1188646613343067669" text:style-name="L3">
        <text:list-item>
          <text:p text:style-name="P14">The user clicks a category and chooses the subcategory for the product he/she likes</text:p>
        </text:list-item>
        <text:list-item>
          <text:p text:style-name="P3"><text:span text:style-name="T9">The sytem will automatically show the filtered products inside the category</text:span></text:p>
        </text:list-item>
        <text:list-item>
          <text:p text:style-name="P5">Exit</text:p>
        </text:list-item>
      </text:list>
      <text:p text:style-name="P7"><text:span text:style-name="T2"/></text:p>
      <text:p text:style-name="P19">Use Case #2</text:p>
      <text:p text:style-name="P10">name: <text:span text:style-name="T1">Product Social Sharing</text:span></text:p>
      <text:p text:style-name="P10">Actor: User</text:p>
      <text:p text:style-name="P10">Pre-<text:span text:style-name="T1">c</text:span>ondition: The user is in the page of the product</text:p>
      <text:p text:style-name="P10">Post-<text:span text:style-name="T1">c</text:span>ondition: The product will be shared on the <text:span text:style-name="T6">social media platform where the user had chosen.</text:span></text:p>
      <text:p text:style-name="P10">Main Course:</text:p>
      <text:list xml:id="list120607174950463" text:continue-numbering="true" text:style-name="L3">
        <text:list-item>
          <text:p text:style-name="P11">The user clicks the icon of the desired social media site</text:p>
        </text:list-item>
        <text:list-item>
          <text:p text:style-name="P2"><text:s/><text:span text:style-name="T6">System will redirect the user to that particular site.</text:span></text:p>
        </text:list-item>
        <text:list-item>
          <text:p text:style-name="P4">The product is shared</text:p>
        </text:list-item>
        <text:list-item>
          <text:p text:style-name="P4">Exit </text:p>
          <text:p text:style-name="P4"/>
        </text:list-item>
      </text:list>
      <text:p text:style-name="P19">Use Case #3</text:p>
      <text:p text:style-name="P13"><text:soft-page-break/>name: Add to Wishlist</text:p>
      <text:p text:style-name="P13">Actor: User</text:p>
      <text:p text:style-name="P13">Pre-Condition: The user is logged in and is on the product page</text:p>
      <text:p text:style-name="P13">Post-Condition: The specified product will be added to his/her wishlist</text:p>
      <text:p text:style-name="P13">Main Course:</text:p>
      <text:p text:style-name="P13">1. The user clicks the heart icon on the product page</text:p>
      <text:p text:style-name="P13">Exception: If the product is already in the user’s wishlist, show error. Exit</text:p>
      <text:p text:style-name="P13">2. The specified product will be reflected on the user's wishlist</text:p>
      <text:p text:style-name="P6">3. Exit</text:p>
      <text:p text:style-name="P19"/>
      <text:p text:style-name="P20">Use Case #<text:span text:style-name="T4">name: Add to Wishlist</text:span></text:p>
      <text:p text:style-name="P13">Actor: <text:span text:style-name="T9">Search</text:span></text:p>
      <text:p text:style-name="P13">Pre-Condition: The user is logged in and is <text:span text:style-name="T10">on the store page</text:span></text:p>
      <text:p text:style-name="P13">Post-Condition: The <text:span text:style-name="T10">searched product is shown</text:span></text:p>
      <text:p text:style-name="P13">Main Course:</text:p>
      <text:p text:style-name="P13">1. The user <text:span text:style-name="T10">inputs the product name or any product information on the search bar</text:span></text:p>
      <text:p text:style-name="P13">2. <text:span text:style-name="T10">The system checks the information entered by the user</text:span></text:p>
      <text:p text:style-name="P8">3. The system will show the product that matches the input</text:p>
      <text:p text:style-name="P8">Exception: Nothing matches.</text:p>
      <text:p text:style-name="P9">4. Exit</text:p>
      <text:p text:style-name="P19"/>
      <text:p text:style-name="P19">Use Case #5</text:p>
      <text:p text:style-name="P10">name: <text:span text:style-name="T2">Rate &amp; Add Feedback </text:span></text:p>
      <text:p text:style-name="P10">Actor: User</text:p>
      <text:p text:style-name="P10">Pre-Condition: The user is on the product page</text:p>
      <text:p text:style-name="P10">Post-Condition: The feedback will be shown on the feedback portion of the product</text:p>
      <text:p text:style-name="P10">Main Course:</text:p>
      <text:p text:style-name="P10">1. The user clicks the Write a Review button</text:p>
      <text:p text:style-name="P10">2. The user writes his/her feedback to the form</text:p>
      <text:p text:style-name="P10">Exception: If the number of characters exceed 500, Show error. Exit</text:p>
      <text:p text:style-name="P10">3. The user's feedback will be recorded in the database and shown on the feedback portion of the produc<text:span text:style-name="T2">t</text:span></text:p>
      <text:p text:style-name="P1">4. Exit</text:p>
      <text:p text:style-name="P19"/>
      <text:p text:style-name="P19">Use Case #6</text:p>
      <text:p text:style-name="P10">name:<text:span text:style-name="T1">View </text:span>Related Produc<text:span text:style-name="T1">t</text:span></text:p>
      <text:p text:style-name="P10">Actor: <text:span text:style-name="T1">User</text:span></text:p>
      <text:p text:style-name="P10">Pre-<text:span text:style-name="T1">c</text:span>ondition: The Tags of the product has similar products</text:p>
      <text:p text:style-name="P10">Post-<text:span text:style-name="T1">c</text:span>ondition: Products with similar tags will be shown on the product's page</text:p>
      <text:p text:style-name="P10">Main Course:</text:p>
      <text:p text:style-name="P10">1. The User has clicked on the product and is on the product page</text:p>
      <text:p text:style-name="P10">2. Products with the same tags will be shown in the related products portion of the page</text:p>
      <text:p text:style-name="P7"><text:span text:style-name="T2">3. Exit</text:span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3Level0" style:family="text">
      <style:text-properties style:text-underline-style="none" fo:font-weight="bold" style:font-weight-asian="bold" style:font-weight-complex="bold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6T10:05:23.854602785</meta:creation-date>
    <meta:generator>LibreOffice/4.2.8.2$Linux_X86_64 LibreOffice_project/420m0$Build-2</meta:generator>
    <dc:date>2016-02-06T12:06:06.956673026</dc:date>
    <meta:editing-duration>P0D</meta:editing-duration>
    <meta:editing-cycles>1</meta:editing-cycles>
    <meta:document-statistic meta:table-count="0" meta:image-count="0" meta:object-count="0" meta:page-count="2" meta:paragraph-count="76" meta:word-count="508" meta:character-count="2751" meta:non-whitespace-character-count="2323"/>
  </office:meta>
</office:document-meta>
</file>